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9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padding="0cm" fo:border="none" style:shadow="none"/>
      <style:text-properties style:font-name="Arial" fo:font-size="11pt" fo:font-weight="bold" officeooo:paragraph-rsid="00493a56" style:font-size-asian="11pt" style:font-weight-asian="bold" style:font-size-complex="11pt" style:font-weight-complex="bold"/>
    </style:style>
    <style:style style:name="P11" style:family="paragraph" style:parent-style-name="UrbanTitle2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b2b60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2pt" officeooo:paragraph-rsid="004b2b60" style:font-size-asian="12pt" style:font-size-complex="12pt"/>
    </style:style>
    <style:style style:name="P14" style:family="paragraph" style:parent-style-name="Frame_20_contents">
      <style:text-properties style:font-name="Arial" fo:font-size="11pt" officeooo:paragraph-rsid="004b2b60" style:font-size-asian="11pt" style:font-size-complex="11pt"/>
    </style:style>
    <style:style style:name="P15" style:family="paragraph" style:parent-style-name="Frame_20_contents">
      <style:text-properties fo:color="#ce181e" style:font-name="Arial" fo:font-size="11pt" officeooo:rsid="002cf8be" officeooo:paragraph-rsid="004b2b60" fo:background-color="#fff200" style:font-size-asian="11pt" style:font-size-complex="11pt"/>
    </style:style>
    <style:style style:name="P16" style:family="paragraph" style:parent-style-name="Standard">
      <style:text-properties style:font-name="Arial" fo:font-size="14pt" officeooo:paragraph-rsid="004b2b60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1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19" style:family="paragraph" style:parent-style-name="UrbanTitle">
      <style:text-properties style:font-name="Arial" fo:font-size="14pt" style:text-underline-style="none" officeooo:paragraph-rsid="004b2b60" style:font-size-asian="14pt" style:font-size-complex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ize="10pt" fo:font-style="normal" fo:font-weight="normal" officeooo:rsid="00493a5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391da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fo:color="#ce181e" officeooo:rsid="0044b316" fo:background-color="#fff200" loext:char-shading-value="0"/>
    </style:style>
    <style:style style:name="T12" style:family="text">
      <style:text-properties officeooo:rsid="003491da"/>
    </style:style>
    <style:style style:name="T13" style:family="text">
      <style:text-properties officeooo:rsid="003d667f"/>
    </style:style>
    <style:style style:name="T14" style:family="text">
      <style:text-properties officeooo:rsid="0044b316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8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4">S<text:span text:style-name="T8">PW - </text:span>Département des Permis et Autorisations - Direction de <text:span text:style-name="T10">VILLE</text:span></text:p>
            <text:p text:style-name="P15">ADRESSE</text:p>
            <text:p text:style-name="P11"><text:span text:style-name="T19">RECOMMANDÉ</text:span></text:p>
          </table:table-cell>
        </table:table-row>
      </table:table>
      <text:p text:style-name="P16"/>
      <text:p text:style-name="P19">Transmis <text:span text:style-name="T8">de la demande de permis d'environnement</text:span></text:p>
      <text:p text:style-name="P4"/>
      <text:p text:style-name="P6"/>
      <text:p text:style-name="P10"><text:span text:style-name="T6"><office:annotation><dc:creator>Gauthier Bastien</dc:creator><dc:date>2011-01-13T14:56:41</dc:date><text:p text:style-name="P20"><text:span text:style-name="T20">do text</text:span></text:p><text:p text:style-name="P20"><text:span text:style-name="T20">from document(at=reference, format='odt')</text:span></text:p></office:annotation></text:span><text:span text:style-name="T6">Import depuis </text:span><text:span text:style-name="T7">reference</text:span><text:span text:style-name="T6">.odt</text:span></text:p>
      <text:p text:style-name="P6"/>
      <text:p text:style-name="P7"><office:annotation><dc:creator>Gauthier Bastien</dc:creator><dc:date>2011-02-16T16:12:24</dc:date><text:p text:style-name="P20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2">Monsieur le Fonctionnaire technique</text:span>,</text:p>
      <text:p text:style-name="P7"/>
      <text:p text:style-name="P8">Conformément au <text:span text:style-name="T13">décret du 11 mars 1999 relatif au permis d'environnement</text:span>, nous vous prions de trouver, sous ce pli, <text:span text:style-name="T9">deux</text:span> exemplaire<text:span text:style-name="T9">s</text:span> de la demande introduite le <text:span text:style-name="T5"><text:text-input text:description="Date du récépissé">tool.formatDate(self.getLast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7"/>
      <text:p text:style-name="P7">Nous vous en souhaitons bonne réception et nous vous prions d'agréer, <text:span text:style-name="T11">Monsieur le</text:span><text:span text:style-name="T14"> Fonctionnaire technique</text:span>, nos salutations distinguées.</text:p>
      <text:p text:style-name="P7"/>
      <text:p text:style-name="P7"><office:annotation><dc:creator>Gauthier Bastien</dc:creator><dc:date>2011-01-13T14:56:41</dc:date><text:p text:style-name="P20"><text:span text:style-name="T20">do text</text:span></text:p><text:p text:style-name="P20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39:47.113780435</dc:date>
    <dc:language>fr-FR</dc:language>
    <meta:editing-cycles>125</meta:editing-cycles>
    <meta:editing-duration>P1DT9H28M29S</meta:editing-duration>
    <meta:document-statistic meta:table-count="1" meta:image-count="0" meta:object-count="0" meta:page-count="1" meta:paragraph-count="15" meta:word-count="126" meta:character-count="953" meta:non-whitespace-character-count="862"/>
    <meta:user-defined meta:name="Info 1"/>
    <meta:user-defined meta:name="Info 2"/>
    <meta:user-defined meta:name="Info 3"/>
    <meta:user-defined meta:name="Info 4"/>
  </office:meta>
</office:document-meta>
</file>